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282cm" style:contextual-spacing="false" fo:text-align="start" style:justify-single-word="false"/>
      <style:text-properties officeooo:rsid="00157fd8" officeooo:paragraph-rsid="00157fd8"/>
    </style:style>
    <style:style style:name="P2" style:family="paragraph" style:parent-style-name="Standard">
      <style:paragraph-properties fo:margin-top="0cm" fo:margin-bottom="0.282cm" style:contextual-spacing="false" fo:text-align="start" style:justify-single-word="false"/>
      <style:text-properties officeooo:rsid="001a96ed" officeooo:paragraph-rsid="001a96ed"/>
    </style:style>
    <style:style style:name="P3" style:family="paragraph" style:parent-style-name="Standard">
      <style:paragraph-properties fo:margin-top="0cm" fo:margin-bottom="0.282cm" style:contextual-spacing="false" fo:text-align="start" style:justify-single-word="false"/>
      <style:text-properties officeooo:rsid="001a96ed" officeooo:paragraph-rsid="00307124"/>
    </style:style>
    <style:style style:name="P4" style:family="paragraph" style:parent-style-name="Standard">
      <style:paragraph-properties fo:margin-top="0cm" fo:margin-bottom="0.282cm" style:contextual-spacing="false" fo:text-align="start" style:justify-single-word="false"/>
      <style:text-properties officeooo:rsid="001a96ed" officeooo:paragraph-rsid="002c9334"/>
    </style:style>
    <style:style style:name="P5" style:family="paragraph" style:parent-style-name="Standard">
      <style:paragraph-properties fo:margin-top="0cm" fo:margin-bottom="0.282cm" style:contextual-spacing="false" fo:text-align="start" style:justify-single-word="false"/>
      <style:text-properties officeooo:paragraph-rsid="003c9803"/>
    </style:style>
    <style:style style:name="P6" style:family="paragraph" style:parent-style-name="Standard">
      <style:paragraph-properties fo:margin-top="0cm" fo:margin-bottom="0.282cm" style:contextual-spacing="false" fo:text-align="start" style:justify-single-word="false"/>
      <style:text-properties officeooo:rsid="004a82cd" officeooo:paragraph-rsid="004a82cd"/>
    </style:style>
    <style:style style:name="P7" style:family="paragraph" style:parent-style-name="Standard">
      <style:paragraph-properties fo:margin-top="0cm" fo:margin-bottom="0.282cm" style:contextual-spacing="false" fo:text-align="start" style:justify-single-word="false"/>
      <style:text-properties officeooo:rsid="004bef81" officeooo:paragraph-rsid="004bef81"/>
    </style:style>
    <style:style style:name="P8" style:family="paragraph" style:parent-style-name="Standard">
      <style:paragraph-properties fo:margin-top="0cm" fo:margin-bottom="0.282cm" style:contextual-spacing="false" fo:text-align="start" style:justify-single-word="false"/>
      <style:text-properties fo:font-style="normal" officeooo:rsid="003d16d2" officeooo:paragraph-rsid="003c9803" style:font-style-asian="normal" style:font-style-complex="normal"/>
    </style:style>
    <style:style style:name="P9" style:family="paragraph" style:parent-style-name="Standard">
      <style:paragraph-properties fo:margin-top="0cm" fo:margin-bottom="0.282cm" style:contextual-spacing="false" fo:text-align="start" style:justify-single-word="false"/>
      <style:text-properties fo:font-style="normal" officeooo:rsid="0066fd13" officeooo:paragraph-rsid="003c9803" style:font-style-asian="normal" style:font-style-complex="normal"/>
    </style:style>
    <style:style style:name="P10" style:family="paragraph" style:parent-style-name="Standard">
      <style:paragraph-properties fo:margin-top="0cm" fo:margin-bottom="0.282cm" style:contextual-spacing="false" fo:text-align="start" style:justify-single-word="false"/>
      <style:text-properties officeooo:rsid="004cd794" officeooo:paragraph-rsid="0050b7bd"/>
    </style:style>
    <style:style style:name="P11" style:family="paragraph" style:parent-style-name="Standard">
      <style:paragraph-properties fo:margin-top="0cm" fo:margin-bottom="0.282cm" style:contextual-spacing="false" fo:text-align="start" style:justify-single-word="false"/>
      <style:text-properties officeooo:rsid="0050b7bd" officeooo:paragraph-rsid="0050b7bd"/>
    </style:style>
    <style:style style:name="P12" style:family="paragraph" style:parent-style-name="Standard">
      <style:paragraph-properties fo:margin-top="0cm" fo:margin-bottom="0.282cm" style:contextual-spacing="false" fo:text-align="start" style:justify-single-word="false"/>
      <style:text-properties officeooo:rsid="0051de6c" officeooo:paragraph-rsid="0051de6c"/>
    </style:style>
    <style:style style:name="P13" style:family="paragraph" style:parent-style-name="Standard">
      <style:paragraph-properties fo:margin-top="0cm" fo:margin-bottom="0.282cm" style:contextual-spacing="false" fo:text-align="start" style:justify-single-word="false"/>
      <style:text-properties officeooo:rsid="0051e474" officeooo:paragraph-rsid="0051e474"/>
    </style:style>
    <style:style style:name="P14" style:family="paragraph" style:parent-style-name="Standard">
      <style:paragraph-properties fo:margin-top="0cm" fo:margin-bottom="0.282cm" style:contextual-spacing="false" fo:text-align="start" style:justify-single-word="false"/>
      <style:text-properties officeooo:rsid="0057f952" officeooo:paragraph-rsid="0057f952"/>
    </style:style>
    <style:style style:name="P15" style:family="paragraph" style:parent-style-name="Standard">
      <style:paragraph-properties fo:margin-top="0cm" fo:margin-bottom="0.282cm" style:contextual-spacing="false" fo:text-align="start" style:justify-single-word="false"/>
      <style:text-properties officeooo:rsid="005abbf3" officeooo:paragraph-rsid="005c7754"/>
    </style:style>
    <style:style style:name="P16" style:family="paragraph" style:parent-style-name="Standard">
      <style:paragraph-properties fo:margin-top="0cm" fo:margin-bottom="0.282cm" style:contextual-spacing="false" fo:text-align="start" style:justify-single-word="false"/>
      <style:text-properties officeooo:rsid="005abbf3" officeooo:paragraph-rsid="005d8c1a"/>
    </style:style>
    <style:style style:name="P17" style:family="paragraph" style:parent-style-name="Standard">
      <style:paragraph-properties fo:margin-top="0cm" fo:margin-bottom="0.282cm" style:contextual-spacing="false" fo:text-align="start" style:justify-single-word="false"/>
      <style:text-properties officeooo:rsid="005d8c1a" officeooo:paragraph-rsid="005d8c1a"/>
    </style:style>
    <style:style style:name="P18" style:family="paragraph" style:parent-style-name="Standard">
      <style:paragraph-properties fo:margin-top="0cm" fo:margin-bottom="0.282cm" style:contextual-spacing="false" fo:text-align="start" style:justify-single-word="false"/>
      <style:text-properties officeooo:rsid="0080aba8" officeooo:paragraph-rsid="0080aba8"/>
    </style:style>
    <style:style style:name="P19" style:family="paragraph" style:parent-style-name="Standard">
      <style:paragraph-properties fo:margin-top="0cm" fo:margin-bottom="0.282cm" style:contextual-spacing="false" fo:text-align="start" style:justify-single-word="false"/>
      <style:text-properties officeooo:rsid="0080aba8" officeooo:paragraph-rsid="00affdf4"/>
    </style:style>
    <style:style style:name="P20" style:family="paragraph" style:parent-style-name="Standard">
      <style:paragraph-properties fo:margin-top="0cm" fo:margin-bottom="0.282cm" style:contextual-spacing="false" fo:text-align="start" style:justify-single-word="false"/>
      <style:text-properties officeooo:rsid="0080aba8" officeooo:paragraph-rsid="008b6657"/>
    </style:style>
    <style:style style:name="P21" style:family="paragraph" style:parent-style-name="Standard">
      <style:paragraph-properties fo:margin-top="0cm" fo:margin-bottom="0.282cm" style:contextual-spacing="false" fo:text-align="start" style:justify-single-word="false"/>
      <style:text-properties officeooo:rsid="009a2dd4" officeooo:paragraph-rsid="009a2dd4"/>
    </style:style>
    <style:style style:name="P22" style:family="paragraph" style:parent-style-name="Standard">
      <style:paragraph-properties fo:margin-top="0cm" fo:margin-bottom="0.282cm" style:contextual-spacing="false" fo:text-align="start" style:justify-single-word="false"/>
      <style:text-properties officeooo:rsid="009d6204" officeooo:paragraph-rsid="009d6204"/>
    </style:style>
    <style:style style:name="P23" style:family="paragraph" style:parent-style-name="Standard">
      <style:paragraph-properties fo:margin-top="0cm" fo:margin-bottom="0.282cm" style:contextual-spacing="false" fo:text-align="start" style:justify-single-word="false"/>
      <style:text-properties officeooo:rsid="00a1b028" officeooo:paragraph-rsid="00a1b028"/>
    </style:style>
    <style:style style:name="P24" style:family="paragraph" style:parent-style-name="Standard">
      <style:paragraph-properties fo:margin-top="0cm" fo:margin-bottom="0.282cm" style:contextual-spacing="false" fo:text-align="start" style:justify-single-word="false"/>
      <style:text-properties officeooo:rsid="00a8d383" officeooo:paragraph-rsid="00a8d383"/>
    </style:style>
    <style:style style:name="P25" style:family="paragraph" style:parent-style-name="Standard">
      <style:paragraph-properties fo:margin-top="0cm" fo:margin-bottom="0.282cm" style:contextual-spacing="false" fo:text-align="start" style:justify-single-word="false"/>
      <style:text-properties officeooo:rsid="00906f7e" officeooo:paragraph-rsid="00906f7e"/>
    </style:style>
    <style:style style:name="P26" style:family="paragraph" style:parent-style-name="Standard">
      <style:paragraph-properties fo:margin-top="0cm" fo:margin-bottom="0.282cm" style:contextual-spacing="false" fo:text-align="start" style:justify-single-word="false"/>
      <style:text-properties officeooo:rsid="008ec5f0" officeooo:paragraph-rsid="008ec5f0"/>
    </style:style>
    <style:style style:name="P27" style:family="paragraph" style:parent-style-name="Standard">
      <style:paragraph-properties fo:margin-top="0cm" fo:margin-bottom="0.282cm" style:contextual-spacing="false" fo:text-align="start" style:justify-single-word="false"/>
      <style:text-properties officeooo:rsid="007887b8" officeooo:paragraph-rsid="007887b8"/>
    </style:style>
    <style:style style:name="P28" style:family="paragraph" style:parent-style-name="Standard">
      <style:paragraph-properties fo:margin-top="0cm" fo:margin-bottom="0.282cm" style:contextual-spacing="false" fo:text-align="start" style:justify-single-word="false"/>
      <style:text-properties officeooo:rsid="00706f1b" officeooo:paragraph-rsid="0072f7b3"/>
    </style:style>
    <style:style style:name="P29" style:family="paragraph" style:parent-style-name="Standard">
      <style:paragraph-properties fo:margin-top="0cm" fo:margin-bottom="0.282cm" style:contextual-spacing="false" fo:text-align="start" style:justify-single-word="false"/>
      <style:text-properties officeooo:rsid="0069c3bc" officeooo:paragraph-rsid="0069c3bc"/>
    </style:style>
    <style:style style:name="P30" style:family="paragraph" style:parent-style-name="Standard">
      <style:paragraph-properties fo:margin-top="0cm" fo:margin-bottom="0.282cm" style:contextual-spacing="false" fo:text-align="start" style:justify-single-word="false"/>
      <style:text-properties officeooo:rsid="00698ce5" officeooo:paragraph-rsid="00698ce5"/>
    </style:style>
    <style:style style:name="P31" style:family="paragraph" style:parent-style-name="Standard">
      <style:paragraph-properties fo:margin-top="0cm" fo:margin-bottom="0.282cm" style:contextual-spacing="false" fo:text-align="start" style:justify-single-word="false"/>
      <style:text-properties officeooo:rsid="00607ab3" officeooo:paragraph-rsid="00607ab3"/>
    </style:style>
    <style:style style:name="P32" style:family="paragraph" style:parent-style-name="Standard">
      <style:paragraph-properties fo:margin-top="0cm" fo:margin-bottom="0.282cm" style:contextual-spacing="false" fo:text-align="start" style:justify-single-word="false"/>
      <style:text-properties officeooo:rsid="00605d62" officeooo:paragraph-rsid="00605d62"/>
    </style:style>
    <style:style style:name="P33" style:family="paragraph" style:parent-style-name="Standard">
      <style:paragraph-properties fo:margin-top="0cm" fo:margin-bottom="0.282cm" style:contextual-spacing="false" fo:text-align="start" style:justify-single-word="false"/>
      <style:text-properties officeooo:rsid="005eed11" officeooo:paragraph-rsid="005eed11"/>
    </style:style>
    <style:style style:name="P34" style:family="paragraph" style:parent-style-name="Standard">
      <style:paragraph-properties fo:margin-top="0cm" fo:margin-bottom="0.282cm" style:contextual-spacing="false" fo:text-align="start" style:justify-single-word="false"/>
      <style:text-properties officeooo:rsid="00270147" officeooo:paragraph-rsid="0028129c"/>
    </style:style>
    <style:style style:name="P35" style:family="paragraph" style:parent-style-name="Standard">
      <style:paragraph-properties fo:margin-top="0cm" fo:margin-bottom="0.282cm" style:contextual-spacing="false" fo:text-align="start" style:justify-single-word="false"/>
      <style:text-properties officeooo:rsid="0028e967" officeooo:paragraph-rsid="0028e967"/>
    </style:style>
    <style:style style:name="P36" style:family="paragraph" style:parent-style-name="Standard">
      <style:paragraph-properties fo:margin-top="0cm" fo:margin-bottom="0.282cm" style:contextual-spacing="false" fo:text-align="start" style:justify-single-word="false"/>
      <style:text-properties officeooo:rsid="0028129c" officeooo:paragraph-rsid="0028129c"/>
    </style:style>
    <style:style style:name="P37" style:family="paragraph" style:parent-style-name="Standard">
      <style:paragraph-properties fo:margin-top="0cm" fo:margin-bottom="0.282cm" style:contextual-spacing="false" fo:text-align="start" style:justify-single-word="false"/>
      <style:text-properties officeooo:rsid="00274f54" officeooo:paragraph-rsid="0028e967"/>
    </style:style>
    <style:style style:name="P38" style:family="paragraph" style:parent-style-name="Standard">
      <style:paragraph-properties fo:margin-top="0cm" fo:margin-bottom="0.282cm" style:contextual-spacing="false" fo:text-align="start" style:justify-single-word="false"/>
      <style:text-properties officeooo:rsid="00298340" officeooo:paragraph-rsid="00298340"/>
    </style:style>
    <style:style style:name="P39" style:family="paragraph" style:parent-style-name="Standard">
      <style:paragraph-properties fo:margin-top="0cm" fo:margin-bottom="0.282cm" style:contextual-spacing="false" fo:text-align="start" style:justify-single-word="false"/>
      <style:text-properties officeooo:rsid="00251ab3" officeooo:paragraph-rsid="00270147"/>
    </style:style>
    <style:style style:name="P40" style:family="paragraph" style:parent-style-name="Standard">
      <style:paragraph-properties fo:margin-top="0cm" fo:margin-bottom="0.282cm" style:contextual-spacing="false" fo:text-align="start" style:justify-single-word="false"/>
      <style:text-properties officeooo:rsid="00251ab3" officeooo:paragraph-rsid="00251ab3"/>
    </style:style>
    <style:style style:name="P41" style:family="paragraph" style:parent-style-name="Standard">
      <style:paragraph-properties fo:margin-top="0cm" fo:margin-bottom="0.282cm" style:contextual-spacing="false" fo:text-align="start" style:justify-single-word="false"/>
      <style:text-properties officeooo:rsid="001da38d" officeooo:paragraph-rsid="001da38d"/>
    </style:style>
    <style:style style:name="P42" style:family="paragraph" style:parent-style-name="Standard">
      <style:paragraph-properties fo:margin-top="0cm" fo:margin-bottom="0.282cm" style:contextual-spacing="false" fo:text-align="start" style:justify-single-word="false"/>
      <style:text-properties officeooo:rsid="00129233" officeooo:paragraph-rsid="0014661d"/>
    </style:style>
    <style:style style:name="P43" style:family="paragraph" style:parent-style-name="Standard">
      <style:text-properties officeooo:rsid="000edfa5" officeooo:paragraph-rsid="000edfa5"/>
    </style:style>
    <style:style style:name="P44" style:family="paragraph" style:parent-style-name="Standard">
      <style:text-properties officeooo:paragraph-rsid="00196f28"/>
    </style:style>
    <style:style style:name="P45" style:family="paragraph" style:parent-style-name="Standard">
      <style:text-properties officeooo:rsid="000c73ce" officeooo:paragraph-rsid="000c73ce"/>
    </style:style>
    <style:style style:name="P46" style:family="paragraph" style:parent-style-name="Standard">
      <style:text-properties officeooo:rsid="000aaf78" officeooo:paragraph-rsid="000aaf78"/>
    </style:style>
    <style:style style:name="P47" style:family="paragraph" style:parent-style-name="Standard">
      <style:text-properties officeooo:rsid="001a3ee8" officeooo:paragraph-rsid="001a3ee8"/>
    </style:style>
    <style:style style:name="P48" style:family="paragraph" style:parent-style-name="Standard">
      <style:text-properties officeooo:rsid="0048f21e" officeooo:paragraph-rsid="0048f21e"/>
    </style:style>
    <style:style style:name="P49" style:family="paragraph" style:parent-style-name="Standard">
      <style:paragraph-properties fo:margin-top="0cm" fo:margin-bottom="0.282cm" style:contextual-spacing="false" fo:text-align="start" style:justify-single-word="false"/>
      <style:text-properties officeooo:rsid="00b4dd4c" officeooo:paragraph-rsid="00b4dd4c"/>
    </style:style>
    <style:style style:name="P50" style:family="paragraph" style:parent-style-name="Standard">
      <style:paragraph-properties fo:margin-top="0cm" fo:margin-bottom="0.282cm" style:contextual-spacing="false" fo:text-align="start" style:justify-single-word="false"/>
      <style:text-properties officeooo:rsid="00bc9f9b" officeooo:paragraph-rsid="00bc9f9b"/>
    </style:style>
    <style:style style:name="P51" style:family="paragraph" style:parent-style-name="Standard">
      <style:paragraph-properties fo:margin-top="0cm" fo:margin-bottom="0.282cm" style:contextual-spacing="false" fo:text-align="start" style:justify-single-word="false"/>
      <style:text-properties officeooo:rsid="00affdf4" officeooo:paragraph-rsid="00affdf4"/>
    </style:style>
    <style:style style:name="T1" style:family="text">
      <style:text-properties officeooo:rsid="000d0d72"/>
    </style:style>
    <style:style style:name="T2" style:family="text">
      <style:text-properties officeooo:rsid="000ead1c"/>
    </style:style>
    <style:style style:name="T3" style:family="text">
      <style:text-properties officeooo:rsid="000edfa5"/>
    </style:style>
    <style:style style:name="T4" style:family="text">
      <style:text-properties officeooo:rsid="00103545"/>
    </style:style>
    <style:style style:name="T5" style:family="text">
      <style:text-properties officeooo:rsid="0013d1a8"/>
    </style:style>
    <style:style style:name="T6" style:family="text">
      <style:text-properties officeooo:rsid="0014661d"/>
    </style:style>
    <style:style style:name="T7" style:family="text">
      <style:text-properties officeooo:rsid="00146ad8"/>
    </style:style>
    <style:style style:name="T8" style:family="text">
      <style:text-properties officeooo:rsid="0015bba7"/>
    </style:style>
    <style:style style:name="T9" style:family="text">
      <style:text-properties officeooo:rsid="00176551"/>
    </style:style>
    <style:style style:name="T10" style:family="text">
      <style:text-properties officeooo:rsid="0017a344"/>
    </style:style>
    <style:style style:name="T11" style:family="text">
      <style:text-properties officeooo:rsid="0017bc25"/>
    </style:style>
    <style:style style:name="T12" style:family="text">
      <style:text-properties officeooo:rsid="0017e101"/>
    </style:style>
    <style:style style:name="T13" style:family="text">
      <style:text-properties officeooo:rsid="00196f28"/>
    </style:style>
    <style:style style:name="T14" style:family="text">
      <style:text-properties officeooo:rsid="001a4e6f"/>
    </style:style>
    <style:style style:name="T15" style:family="text">
      <style:text-properties officeooo:rsid="001a5e3e"/>
    </style:style>
    <style:style style:name="T16" style:family="text">
      <style:text-properties officeooo:rsid="001d7720"/>
    </style:style>
    <style:style style:name="T17" style:family="text">
      <style:text-properties officeooo:rsid="001d99c3"/>
    </style:style>
    <style:style style:name="T18" style:family="text">
      <style:text-properties officeooo:rsid="001f06d9"/>
    </style:style>
    <style:style style:name="T19" style:family="text">
      <style:text-properties officeooo:rsid="0020c415"/>
    </style:style>
    <style:style style:name="T20" style:family="text">
      <style:text-properties officeooo:rsid="00274f54"/>
    </style:style>
    <style:style style:name="T21" style:family="text">
      <style:text-properties officeooo:rsid="0028e967"/>
    </style:style>
    <style:style style:name="T22" style:family="text">
      <style:text-properties officeooo:rsid="002d8a90"/>
    </style:style>
    <style:style style:name="T23" style:family="text">
      <style:text-properties officeooo:rsid="002f6227"/>
    </style:style>
    <style:style style:name="T24" style:family="text">
      <style:text-properties officeooo:rsid="00307124"/>
    </style:style>
    <style:style style:name="T25" style:family="text">
      <style:text-properties officeooo:rsid="003b5fb2"/>
    </style:style>
    <style:style style:name="T26" style:family="text">
      <style:text-properties officeooo:rsid="003c9803"/>
    </style:style>
    <style:style style:name="T27" style:family="text">
      <style:text-properties fo:font-style="italic" officeooo:rsid="003c9803" style:font-style-asian="italic" style:font-style-complex="italic"/>
    </style:style>
    <style:style style:name="T28" style:family="text">
      <style:text-properties fo:font-style="normal" officeooo:rsid="003c9803" style:font-style-asian="normal" style:font-style-complex="normal"/>
    </style:style>
    <style:style style:name="T29" style:family="text">
      <style:text-properties fo:font-style="normal" officeooo:rsid="003d16d2" style:font-style-asian="normal" style:font-style-complex="normal"/>
    </style:style>
    <style:style style:name="T30" style:family="text">
      <style:text-properties style:text-position="super 58%" fo:font-style="normal" officeooo:rsid="003c9803" style:font-style-asian="normal" style:font-style-complex="normal"/>
    </style:style>
    <style:style style:name="T31" style:family="text">
      <style:text-properties officeooo:rsid="004103ff"/>
    </style:style>
    <style:style style:name="T32" style:family="text">
      <style:text-properties officeooo:rsid="00428c27"/>
    </style:style>
    <style:style style:name="T33" style:family="text">
      <style:text-properties officeooo:rsid="00440b70"/>
    </style:style>
    <style:style style:name="T34" style:family="text">
      <style:text-properties officeooo:rsid="004b112e"/>
    </style:style>
    <style:style style:name="T35" style:family="text">
      <style:text-properties officeooo:rsid="0050dc29"/>
    </style:style>
    <style:style style:name="T36" style:family="text">
      <style:text-properties officeooo:rsid="00537c21"/>
    </style:style>
    <style:style style:name="T37" style:family="text">
      <style:text-properties officeooo:rsid="00541865"/>
    </style:style>
    <style:style style:name="T38" style:family="text">
      <style:text-properties officeooo:rsid="00548682"/>
    </style:style>
    <style:style style:name="T39" style:family="text">
      <style:text-properties officeooo:rsid="00563655"/>
    </style:style>
    <style:style style:name="T40" style:family="text">
      <style:text-properties officeooo:rsid="0057f952"/>
    </style:style>
    <style:style style:name="T41" style:family="text">
      <style:text-properties officeooo:rsid="00592d02"/>
    </style:style>
    <style:style style:name="T42" style:family="text">
      <style:text-properties officeooo:rsid="005abbf3"/>
    </style:style>
    <style:style style:name="T43" style:family="text">
      <style:text-properties officeooo:rsid="005bd615"/>
    </style:style>
    <style:style style:name="T44" style:family="text">
      <style:text-properties officeooo:rsid="005f20f8"/>
    </style:style>
    <style:style style:name="T45" style:family="text">
      <style:text-properties officeooo:rsid="00627018"/>
    </style:style>
    <style:style style:name="T46" style:family="text">
      <style:text-properties officeooo:rsid="006314ad"/>
    </style:style>
    <style:style style:name="T47" style:family="text">
      <style:text-properties fo:background-color="#ffff00" loext:char-shading-value="0"/>
    </style:style>
    <style:style style:name="T48" style:family="text">
      <style:text-properties officeooo:rsid="006990a4" fo:background-color="#ffff00" loext:char-shading-value="0"/>
    </style:style>
    <style:style style:name="T49" style:family="text">
      <style:text-properties officeooo:rsid="0096b499" fo:background-color="#ffff00" loext:char-shading-value="0"/>
    </style:style>
    <style:style style:name="T50" style:family="text">
      <style:text-properties officeooo:rsid="009d7c08" fo:background-color="#ffff00" loext:char-shading-value="0"/>
    </style:style>
    <style:style style:name="T51" style:family="text">
      <style:text-properties officeooo:rsid="006aeffe" fo:background-color="#ffff00" loext:char-shading-value="0"/>
    </style:style>
    <style:style style:name="T52" style:family="text">
      <style:text-properties officeooo:rsid="00ae089d" fo:background-color="#ffff00" loext:char-shading-value="0"/>
    </style:style>
    <style:style style:name="T53" style:family="text">
      <style:text-properties officeooo:rsid="006990a4"/>
    </style:style>
    <style:style style:name="T54" style:family="text">
      <style:text-properties officeooo:rsid="006aeffe"/>
    </style:style>
    <style:style style:name="T55" style:family="text">
      <style:text-properties officeooo:rsid="0072d4b0"/>
    </style:style>
    <style:style style:name="T56" style:family="text">
      <style:text-properties officeooo:rsid="0073661e"/>
    </style:style>
    <style:style style:name="T57" style:family="text">
      <style:text-properties officeooo:rsid="007418b9"/>
    </style:style>
    <style:style style:name="T58" style:family="text">
      <style:text-properties officeooo:rsid="00754a51"/>
    </style:style>
    <style:style style:name="T59" style:family="text">
      <style:text-properties officeooo:rsid="0075c95d"/>
    </style:style>
    <style:style style:name="T60" style:family="text">
      <style:text-properties officeooo:rsid="0076a6ca"/>
    </style:style>
    <style:style style:name="T61" style:family="text">
      <style:text-properties officeooo:rsid="0079c5b7"/>
    </style:style>
    <style:style style:name="T62" style:family="text">
      <style:text-properties officeooo:rsid="008668e5"/>
    </style:style>
    <style:style style:name="T63" style:family="text">
      <style:text-properties officeooo:rsid="0087166f"/>
    </style:style>
    <style:style style:name="T64" style:family="text">
      <style:text-properties officeooo:rsid="0087bdef"/>
    </style:style>
    <style:style style:name="T65" style:family="text">
      <style:text-properties officeooo:rsid="00896d91"/>
    </style:style>
    <style:style style:name="T66" style:family="text">
      <style:text-properties officeooo:rsid="008d5005"/>
    </style:style>
    <style:style style:name="T67" style:family="text">
      <style:text-properties officeooo:rsid="00937f2b"/>
    </style:style>
    <style:style style:name="T68" style:family="text">
      <style:text-properties officeooo:rsid="0094f0b7"/>
    </style:style>
    <style:style style:name="T69" style:family="text">
      <style:text-properties officeooo:rsid="0096b499"/>
    </style:style>
    <style:style style:name="T70" style:family="text">
      <style:text-properties officeooo:rsid="009b8ec6"/>
    </style:style>
    <style:style style:name="T71" style:family="text">
      <style:text-properties officeooo:rsid="009cfc90"/>
    </style:style>
    <style:style style:name="T72" style:family="text">
      <style:text-properties officeooo:rsid="009d7c08"/>
    </style:style>
    <style:style style:name="T73" style:family="text">
      <style:text-properties officeooo:rsid="00a39808"/>
    </style:style>
    <style:style style:name="T74" style:family="text">
      <style:text-properties officeooo:rsid="00abf2ca"/>
    </style:style>
    <style:style style:name="T75" style:family="text">
      <style:text-properties officeooo:rsid="00b78a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Abstract</text:p>
      <text:p text:style-name="P48"/>
      <text:p text:style-name="P48"/>
      <text:p text:style-name="P48"/>
      <text:p text:style-name="P48">Introduction</text:p>
      <text:p text:style-name="P46"/>
      <text:p text:style-name="P47">The performance of any real-time control system is only as good as the hardware it runs on. <text:span text:style-name="T14">Reliably fast processing</text:span> <text:span text:style-name="T14">is critical not only to enable high frequency sampling but also to reduce noise created by jitter. If samples are not evenly spaced </text:span><text:span text:style-name="T15">in time</text:span><text:span text:style-name="T14">, calculations on the rate of change of signals will be inaccurate.</text:span></text:p>
      <text:p text:style-name="P46"/>
      <text:p text:style-name="P45">Field Programmable Gate Arrays (FPGAs) are a key tool in control and data acquisition due to their performance and reconfigurability. <text:span text:style-name="T1">Direct hardware access means high levels of control over timing, which m</text:span><text:span text:style-name="T11">eans</text:span><text:span text:style-name="T1"> a fast and deterministic control loop. Reconfigurability makes rapid prototyping possible and </text:span><text:span text:style-name="T2">allows the FPGA to be updated for compatibility with different connected peripherals.</text:span></text:p>
      <text:p text:style-name="P45"/>
      <text:p text:style-name="P44"><text:span text:style-name="T3">The cost of this performance is complexity. </text:span><text:span text:style-name="T12">Designers need to specifically engineer functionality that is packaged into other <text:s/>tools and made </text:span><text:span text:style-name="T13">simple through abstraction</text:span><text:span text:style-name="T12">. </text:span><text:span text:style-name="T13">Their parallel nature makes FPGA programming sufficiently different to programming a processor that many more common programming skills are not transferable.</text:span><text:span text:style-name="T12"> </text:span><text:span text:style-name="T13">Uliana, D. et al. (2013) state that “m</text:span>ost non-engineer domain experts lack the skills needed<text:span text:style-name="T13">” to create efficient and robust designs.</text:span></text:p>
      <text:p text:style-name="P43"/>
      <text:p text:style-name="P43"><text:span text:style-name="T47">Pynq toolchain. Python interface for FPGA designs. </text:span><text:span text:style-name="T4">Python widely spoken </text:span><text:span text:style-name="T25">18.2 million developers (</text:span><text:span text:style-name="T31">Korakitis, K. </text:span><text:span text:style-name="T32">et al.</text:span><text:span text:style-name="T31">, 2024</text:span><text:span text:style-name="T25">)</text:span><text:span text:style-name="T4">, lots of resources, like natural language. </text:span><text:span text:style-name="T8">The framework makes it possible for Python programmers to read and write registers on a connected FPGA. It also allows for pre-compiled designs called bitstreams to be loaded onto the FPGA without using FPGA-specific tools. This g</text:span><text:span text:style-name="T9">ives non-specialist users the ability to customise FPGA designs using code written by in-house or community specialists.</text:span></text:p>
      <text:p text:style-name="P43"/>
      <text:p text:style-name="P42">The performance of FPGAs “make them especially suitable [as an interface to] an ultra-high speed ADC” (Sisterna, C. et al, 2011). <text:span text:style-name="T5">Analogue to Digital Conversion is necessary to convert analogue signals from a plant so they are compatible with a digital controller. </text:span><text:span text:style-name="T6">Despite being “a common engineering challenge” (Analog Devices, 2019), it is work that developers </text:span><text:span text:style-name="T10">frequently</text:span><text:span text:style-name="T6"> repeat. </text:span></text:p>
      <text:p text:style-name="P42"><text:span text:style-name="T6">ADCs have a wide range of different parameters that mean they need distinct interfaces. ADCs have a variety of interface styles “depending on the application and speed”(Gupta, S. and Kumar, S, 2018). While these interfaces are sometimes standardised “data transfer interfaces such as SPI, I2C, UART” (Suresh, A., 2024), </text:span><text:span text:style-name="T7">some</text:span><text:span text:style-name="T6"> use specialised interfaces such as parallel D</text:span><text:span text:style-name="T7">ouble </text:span><text:span text:style-name="T6">D</text:span><text:span text:style-name="T7">ata </text:span><text:span text:style-name="T6">R</text:span><text:span text:style-name="T7">ate</text:span><text:span text:style-name="T6">, JESD204 and SPORT.</text:span></text:p>
      <text:p text:style-name="P4">A method of abstracting away the varying outputs of ADCs would simplify integration into projects. <text:s/>Designers would no longer need to study exactly how to operate each new model from datasheets. Non-specialists would be able to swap out the ADCs of a project without re-writing and compiling the FPGA design. </text:p>
      <text:p text:style-name="P3"><text:span text:style-name="T16">Market research reveals several universal inputs to ADCs – these are signal conditioning circuits to match the input to the ADC’s operating range – but nothing to set the output to a format readable by devices later in the loop. </text:span><text:span text:style-name="T23">There are general purpose methods of handling common serial communication protocols such as I2C and SPI in FPGAs, and these could serve as an interface to a large share of available ADCs. For example, </text:span><text:span text:style-name="T24">dedicated Microblaze soft processors can handle SPI and I2C communications (Naidu, T. and Solanki, D., 2022). Microblaze drivers designed to handle these communication protocols are freely available.</text:span></text:p>
      <text:p text:style-name="P3"><text:soft-page-break/><text:span text:style-name="T17">This project aims to explore the feasibility of </text:span><text:span text:style-name="T24">an interface in which partial reconfiguration is leveraged for compatibility with all ADCs, without rebuilding the FPGA design. </text:span><text:span text:style-name="T22">When the idea was proposed to the PYNQ community forum, a moderator commented that “there is value in such a project” (Ruiz, M., <text:s/>2025).</text:span></text:p>
      <text:p text:style-name="P41">The universal interface will be developed on a PYNQ Z1 development board. It features an ARM processor embedded onto the FPGA which is capable of reprogramming parts of the FPGA design. The design will feature an AXI stream <text:span text:style-name="T18">capable of moving data</text:span> from the Programmable Logic (PL) to the Processing System (PS) <text:span text:style-name="T18">via Direct Memory Access (DMA)</text:span>. <text:span text:style-name="T18">The input to the AXI stream will be data from an ADC. The interface to this ADC will be settable via a Python user interface running <text:s/>on the PS, which reprograms part of the FPGA design to include the selected interface through partial reconfiguration. </text:span><text:span text:style-name="T19">The same Python interface shall then acquire and process the ADC data.</text:span></text:p>
      <text:p text:style-name="P41"/>
      <text:p text:style-name="P40">Aims and Objectives</text:p>
      <text:p text:style-name="P39">This project aims to produce a universal ADC interface in order to test the feasibility of such a device. <text:span text:style-name="T20">By following the design process through from the beginning any unforeseen obstacles will be uncovered.</text:span></text:p>
      <text:p text:style-name="P38">To do this, the following objectives will be met:</text:p>
      <text:p text:style-name="P37"><text:span text:style-name="T21">Create an interface</text:span> capable of swapping between at least two ADC interface standards.</text:p>
      <text:p text:style-name="P35">Develop a Python user interface to be able to set the model of ADC in use.</text:p>
      <text:p text:style-name="P35">Identify any factors that could limit the type and number of ADCs compatible with this system.</text:p>
      <text:p text:style-name="P36"><text:span text:style-name="T21">Analyse scalability</text:span> to predict the effect of adding compatibility with hundreds of different models of ADC.</text:p>
      <text:p text:style-name="P35">Evaluate the ease of use of the system to a developer with no prior experience of FPGA tools. </text:p>
      <text:p text:style-name="P34"/>
      <text:p text:style-name="P34"/>
      <text:p text:style-name="P6">Methodology</text:p>
      <text:p text:style-name="P24">Design Overview</text:p>
      <text:p text:style-name="P33">A key technology in enabling this project was the PYNQ framework. <text:span text:style-name="T44">The framework provides Python wrappers that allow for full and partial bitstreams to be loaded from the PS. While none of the techniques used in the project are impossible to implement without the framework, development time was shortened by using the pre-configured tools.</text:span></text:p>
      <text:p text:style-name="P32">To compliment the Python workflow offered by PYNQ, cocotb was used for testbenching each module of the design in software. Cocotb is a tool that interacts with a running simulation of an FPGA module using Python. Software tests can be written more quickly and clearly than is possible with other testbenching tools. This accelerated debugging and verification of each design unit. </text:p>
      <text:p text:style-name="P32">In the case of both PYNQ and cocotb, debugging interactively with the Python debugger was an unforeen benefit that smoothed the process of stepping through VHDL logic.</text:p>
      <text:p text:style-name="P31">A method of streaming data from the PL to the PS <text:span text:style-name="T45">is</text:span> <text:span text:style-name="T46">convenient</text:span> <text:span text:style-name="T45">to prove that the data generated by the ADC interfaces is correct. </text:span><text:span text:style-name="T46">The PS would often be responsible for offloading data to the rest of the control loop. For example, on the PYNQ-Z1 development board used for this project the Ethernet hub is hard-wired to a PS pin – in other words, data sent over Ethernet must route through the PS on this board.</text:span></text:p>
      <text:p text:style-name="P30"><text:soft-page-break/>Communication from PL to PS is possible through interfaces exposed by the PS. These consist of General Purpose I/O (GPIO) and AXI ports which facilitate Memory Mapped I/O (MMIO) and Direct Memory Access (DMA). <text:span text:style-name="T53">Some ADCs generate data at a high rate therefore the technique best suited for high data throughput was selected to pass data from the PL to the PS. This technique is DMA </text:span><text:span text:style-name="T48">&lt;citation needed&gt;</text:span><text:span text:style-name="T53">. </text:span></text:p>
      <text:p text:style-name="P29">It is convenient to be able to configure the PL side from the operating system running on the PS. This necessitates PS to PL communications. <text:span text:style-name="T54">GPIO pins are useful for simple applications such as resets and triggers. </text:span><text:span text:style-name="T74">The PS features an SPI bus that would be useful for passing short pieces of configuration data, but accessing it requires editing the device tree. The best supported option seems to be</text:span><text:span text:style-name="T54"> MMIO, and so </text:span><text:span text:style-name="T74">it is commonly the communication link</text:span><text:span text:style-name="T54"> used in the project. </text:span><text:span text:style-name="T51">&lt;</text:span><text:span text:style-name="T52">citation needed</text:span><text:span text:style-name="T51">&gt;</text:span></text:p>
      <text:p text:style-name="P28">DMA is handled by a Vivado IP. On the development board, the PL is already connected to the block of memory that the PS uses as RAM. <text:span text:style-name="T55">The Vivado IP writes to a specified memory buffer data that is passed to it via the AXI Stream protocol (AXIS). </text:span></text:p>
      <text:p text:style-name="P28"><text:span text:style-name="T55">A First-In-First-Out buffer (FIFO) is used to store data before it is consumed by the PS in a DMA write operation. </text:span><text:span text:style-name="T56">Using a FIFO means that the DMA operations do not need to be synchronised to the ADC completing each sample. </text:span><text:span text:style-name="T58">This reduces the co</text:span><text:span text:style-name="T59">m</text:span><text:span text:style-name="T58">plexity of the system but also makes it more general to the various types of ADCs it might need to be compatible with.</text:span><text:span text:style-name="T56"> Larger writes of many samples demand less of the processor </text:span><text:span text:style-name="T60">than continuously reading values</text:span><text:span text:style-name="T56"> because it has to less frequently update the DMA with instructions. </text:span><text:span text:style-name="T60">Therefore the</text:span><text:span text:style-name="T57"> FIFO allows the system to run more efficiently. </text:span></text:p>
      <text:p text:style-name="P27">These Vivado IPs were used because they reduced development time and reduced likelihood of bugs or errors in this part of the design. <text:span text:style-name="T61">However, these IPs are closed source and so the modules cannot be customised. For example, the depth of the FIFO cannot be configured after compilation through an MMIO interface. This does not effect compatibility with all ADCs but should be noted that changing these parameters would require recompilation by a specialist with access to the Vivado tools. </text:span></text:p>
      <text:p text:style-name="P19">AXI interfaces to fill the FIFO with ADC data must be written per ADC. <text:span text:style-name="T62">Interface clocking signals are first sent through a PS configurable clock divider which ultimately controls the sample rate of the ADC. </text:span><text:span text:style-name="T63">Each interface is connected to an AXI-Lite bus so configuration data can be accepted via MMIO. It is also connected to an AXIS bus to pass data out to the FIFO. </text:span></text:p>
      <text:p text:style-name="P51">The PS must also set the number of samples to send before raising TLAST. Experimentation revealed a DMA transfer does not complete when the FIFO is emptied, but instead continues to wait for data to come from the FIFO until either the buffer the DMA writes to is full or the TLAST marked packet is received. This gives TLAST similar behaviour as setting the buffer size. Increasing the number of packets before TLAST is raised increases latency but decreases computational load and vice versa.</text:p>
      <text:p text:style-name="P49">The interface is also responsible for triggering the interface to collect samples from the ADC until TLAST is raised. In other words, the interafce does not continually feed the FIFO with data because the FIFO would fill with data that might not be useful. This risks the FIFO becoming full if it is not drained frequently enough by the PS and potentially valuable data being lost. <text:span text:style-name="T75">It also means that the user has no way of telling the difference between data they wish to acquire and data that was already filling the FIFO. By including a trigger the user can choose to only capture data near a significant event.</text:span></text:p>
      <text:p text:style-name="P20"><text:span text:style-name="T64">The FIFO is configured to accept data 32 bits in width so the interface is required to package ADC readings in groups of 32 bits. During testing, zeroes were simply prepended to each sample to make up the extra bits. This does waste some bandwidth of the stream to PS memory. </text:span><text:span text:style-name="T66">An initially planned optimisation was to only mark relevant bits for transmission with the TKEEP signal.</text:span><text:span text:style-name="T64"> </text:span><text:span text:style-name="T65">While the </text:span><text:soft-page-break/><text:span text:style-name="T65">FIFO does support using TKEEP to mark a subset of TDATA as valid, this is not supported by the DMA module.</text:span></text:p>
      <text:p text:style-name="P21">The PYNQ framework includes firmware to abstract the process of interacting with the logic running on the PL. <text:span text:style-name="T71">It does this by</text:span> pars<text:span text:style-name="T71">ing</text:span> a Hardware Hand-off File which is generated by Vivado along with the bitstream to program the FPGA. This file provides information about <text:span text:style-name="T70">what modules are present in the design, their location in the bitstream and </text:span><text:span text:style-name="T71">their addresses on the memory map. The PYNQ tools consist of Python libraries for common IPs including methods to read and write registers on those IPs via MMIO.</text:span></text:p>
      <text:p text:style-name="P22">Working in this way enables the user to control things like the DMA with a few basic Python commands. This was initially done interactively from the command line while experimenting, which is already a useful feature because with each step a user can inspect the state of the device in a way that is <text:span text:style-name="T72">easier than with compiled code. Eventually a script was written to automate the steps required and it came to just </text:span><text:span text:style-name="T50">7 </text:span><text:span text:style-name="T72">lines of Python code.</text:span></text:p>
      <text:p text:style-name="P23">PYNQ also provides an SD card image containing an operating system for the PS with a Jupyter server pre-configured to start at boot. <text:span text:style-name="T73">While there are many Python tools that could be leveraged to act as a user interface and to graph results, this support for Jupyter notebooks make them an attractive option. A notebook was written that uses interactive widgets to function as a user interface and matplotlib to graph the output of the ADC.</text:span></text:p>
      <text:p text:style-name="P26">The first interface written in VHDL was not for an ADC at all. It is a test module that outputs a counter into the FIFO. Apart from being immediately useful as a way to see data coming through on the PS and confirming that the design up until this point works as intended it serves as the default module when the FPGA first boots up. Until the user selects the ADC they wish to use, this module will be adding zeroes to the FIFO so that if the user tries to do a DMA read they will receive zeroes rather than triggering an error in the DMA.</text:p>
      <text:p text:style-name="P25">Following this, an interface was created for an SPI-based ADC, an MCP3008. <text:span text:style-name="T67">For each sample, the ADC transmits 5 bits of configuration data to the ADC through SPI and then reads back 10 bits of data. </text:span><text:span text:style-name="T68">The data is packaged and exposed on an AXI TDATA port ready to send to the FIFO. </text:span><text:span text:style-name="T69">The configuration information sent to the DMA can be set via MMIO in the PS. The ADC has 8 channels that can be selected from and can operate in either differential or single-ended mode. </text:span><text:span text:style-name="T49">&lt;datasheet link?</text:span><text:span text:style-name="T69">&gt;</text:span></text:p>
      <text:p text:style-name="P50">With these two sources of data tested and working</text:p>
      <text:p text:style-name="P18"/>
      <text:p text:style-name="P18"/>
      <text:p text:style-name="P7">Why not Microblaze?</text:p>
      <text:p text:style-name="P7">- Key differences</text:p>
      <text:p text:style-name="P14"/>
      <text:p text:style-name="P14">Tried with PR</text:p>
      <text:p text:style-name="P11">Vivado RTL flow.</text:p>
      <text:p text:style-name="P13">What connects to GPIO pins? Should be AXI-Lite? SPI? <text:span text:style-name="T36">Could connect to SPI bus?</text:span></text:p>
      <text:p text:style-name="P11">- <text:span text:style-name="T37">ADC sample rate</text:span></text:p>
      <text:p text:style-name="P11">- <text:span text:style-name="T37">All the control lines – channel, diff, DAC to Vref? </text:span><text:span text:style-name="T38">Start</text:span></text:p>
      <text:p text:style-name="P11">- <text:span text:style-name="T39">For faster rate, interrupts better than polling when FIFO nearly full</text:span></text:p>
      <text:p text:style-name="P11"><text:soft-page-break/>- <text:span text:style-name="T41">tkeep from AXI. Send fewer zeroes</text:span></text:p>
      <text:p text:style-name="P6"/>
      <text:p text:style-name="P6">Technical Analysis <text:span text:style-name="T34">(gathering results)</text:span></text:p>
      <text:p text:style-name="P6"/>
      <text:p text:style-name="P10">Time taken for dynamic reconfiguration</text:p>
      <text:p text:style-name="P10">Scalability</text:p>
      <text:p text:style-name="P16">335 primatives – 129 flop latches and 182 Look Up Tables (LUTs). Microblaze has about 950 LUTs <text:span text:style-name="T43">(</text:span><text:a xlink:type="simple" xlink:href="https://adaptivesupport.amd.com/s/article/11920?language=en_US" text:style-name="Internet_20_link" text:visited-style-name="Visited_20_Internet_20_Link"><text:span text:style-name="T29">https://adaptivesupport.amd.com/s/article/11920?language=en_US</text:span></text:a><text:span text:style-name="T43">)</text:span></text:p>
      <text:p text:style-name="P17">Bitstreams use 4 MB for static overlay and 327 kB for each reconfigurable module.</text:p>
      <text:p text:style-name="P10">- <text:span text:style-name="T35">Doesn’t actually save output pins</text:span></text:p>
      <text:p text:style-name="P10">Ease of use – button clicks and time taken</text:p>
      <text:p text:style-name="P10">Coverage</text:p>
      <text:p text:style-name="P10">- <text:span text:style-name="T35">LVMOS should be fine</text:span></text:p>
      <text:p text:style-name="P10">- <text:span text:style-name="T40">Flexibility of control lines?</text:span></text:p>
      <text:p text:style-name="P10"/>
      <text:p text:style-name="P6">Results (Evaluate technical analysis)</text:p>
      <text:p text:style-name="P15"><text:s text:c="2"/></text:p>
      <text:p text:style-name="P2"/>
      <text:p text:style-name="P6">Conclusions</text:p>
      <text:p text:style-name="P12">Wouldn’t have to be PYNQ – cheaper solution possible (proof?)</text:p>
      <text:p text:style-name="P13">Similar possible with MicroBlaze</text:p>
      <text:p text:style-name="P13">Partial reconfig is powerful</text:p>
      <text:p text:style-name="P13">- especially as no reboot required</text:p>
      <text:p text:style-name="P13">ADC configuration is hard!</text:p>
      <text:p text:style-name="P2"/>
      <text:p text:style-name="P2"/>
      <text:p text:style-name="P2"/>
      <text:p text:style-name="P2"/>
      <text:p text:style-name="P1"><text:a xlink:type="simple" xlink:href="https://ieeexplore.ieee.org/abstract/document/6683952" text:style-name="Internet_20_link" text:visited-style-name="Visited_20_Internet_20_Link">https://ieeexplore.ieee.org/abstract/document/6683952</text:a></text:p>
      <text:p text:style-name="P1"/>
      <text:p text:style-name="P1"><text:a xlink:type="simple" xlink:href="https://www.monolithicpower.com/en/learning/mpscholar/analog-to-digital-converters/adc-interfaces-and-power-management/adc-output-interfaces?srsltid=AfmBOoqakkq7Gg6HpWljsgYFGfSmHp3RitZO986Fpz1Izll7U0kCJt-t" text:style-name="Internet_20_link" text:visited-style-name="Visited_20_Internet_20_Link">https://www.monolithicpower.com/en/learning/mpscholar/analog-to-digital-converters/adc-interfaces-and-power-management/adc-output-interfaces?srsltid=AfmBOoqakkq7Gg6HpWljsgYFGfSmHp3RitZO986Fpz1Izll7U0kCJt-t</text:a> <text:span text:style-name="T15">(if not already in there?)</text:span></text:p>
      <text:p text:style-name="P1"/>
      <text:p text:style-name="P1"><text:soft-page-break/><text:a xlink:type="simple" xlink:href="https://www.ti.com/lit/ug/sbau412a/sbau412a.pdf" text:style-name="Internet_20_link" text:visited-style-name="Visited_20_Internet_20_Link">https://www.ti.com/lit/ug/sbau412a/sbau412a.pdf</text:a></text:p>
      <text:p text:style-name="P1"/>
      <text:p text:style-name="P5"><text:span text:style-name="T26">Korakitis, K., </text:span><text:span text:style-name="T33">Noll, B., Dodd, L.,</text:span><text:span text:style-name="T26"> (2024)</text:span><text:bookmark text:name="undefined"/><text:bookmark text:name="p3R_mc0"/><text:bookmark text:name="p3R_mc1"/><text:span text:style-name="T26"> </text:span><text:span text:style-name="T27">Sizing Programming Language Communities</text:span><text:span text:style-name="T28"> [online]. 26</text:span><text:span text:style-name="T30">th</text:span><text:span text:style-name="T28"> edition. Manchester: SlashData. Available from: </text:span><text:a xlink:type="simple" xlink:href="https://www.developernation.net/resources/reports/sizing-programming-language-communities/" text:style-name="Internet_20_link" text:visited-style-name="Visited_20_Internet_20_Link"><text:span text:style-name="T28">https://www.developernation.net/resources/reports/sizing-programming-language-communities/</text:span></text:a><text:span text:style-name="T28"> </text:span><text:span text:style-name="T29">[Accessed <text:s/>10 March 2025]</text:span></text:p>
      <text:p text:style-name="P8"/>
      <text:p text:style-name="P8"><text:a xlink:type="simple" xlink:href="https://docs.amd.com/r/2024.1-English/ug909-vivado-partial-reconfiguration/Implementing-the-DFX-Design" text:style-name="Internet_20_link" text:visited-style-name="Visited_20_Internet_20_Link">https://docs.amd.com/r/2024.1-English/ug909-vivado-partial-reconfiguration/Implementing-the-DFX-Design</text:a></text:p>
      <text:p text:style-name="P8"/>
      <text:p text:style-name="P8"><text:a xlink:type="simple" xlink:href="https://adaptivesupport.amd.com/s/article/11920?language=en_US" text:style-name="Internet_20_link" text:visited-style-name="Visited_20_Internet_20_Link">https://adaptivesupport.amd.com/s/article/11920?language=en_US</text:a> <text:span text:style-name="T42">Microblaze LUTs</text:span></text:p>
      <text:p text:style-name="P8"/>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8T20:53:59.744424379</meta:creation-date>
    <meta:generator>LibreOffice/7.3.7.2$Linux_X86_64 LibreOffice_project/30$Build-2</meta:generator>
    <dc:date>2025-03-22T14:24:31.652307554</dc:date>
    <meta:editing-duration>PT17H24M43S</meta:editing-duration>
    <meta:editing-cycles>99</meta:editing-cycles>
    <meta:document-statistic meta:table-count="0" meta:image-count="0" meta:object-count="0" meta:page-count="6" meta:paragraph-count="74" meta:word-count="2405" meta:character-count="14899" meta:non-whitespace-character-count="12544"/>
  </office:meta>
</office:document-meta>
</file>